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e75caa" officeooo:paragraph-rsid="0005912e" style:font-weight-asian="bold" style:font-weight-complex="bold"/>
    </style:style>
    <style:style style:name="P2" style:family="paragraph" style:parent-style-name="Standard">
      <style:text-properties officeooo:rsid="00e75caa" officeooo:paragraph-rsid="0005912e"/>
    </style:style>
    <style:style style:name="P3" style:family="paragraph" style:parent-style-name="Standard">
      <style:text-properties fo:font-weight="bold" officeooo:rsid="00e75caa" officeooo:paragraph-rsid="0005912e" style:font-weight-asian="bold" style:font-weight-complex="bold"/>
    </style:style>
    <style:style style:name="P4" style:family="paragraph" style:parent-style-name="Standard">
      <style:text-properties officeooo:rsid="0085a004" officeooo:paragraph-rsid="0005912e"/>
    </style:style>
    <style:style style:name="P5" style:family="paragraph" style:parent-style-name="Standard">
      <style:paragraph-properties fo:text-align="center" style:justify-single-word="false"/>
      <style:text-properties officeooo:rsid="00e75caa" officeooo:paragraph-rsid="0005912e"/>
    </style:style>
    <style:style style:name="P6" style:family="paragraph" style:parent-style-name="Standard">
      <style:text-properties officeooo:rsid="00e75caa" officeooo:paragraph-rsid="0005912e"/>
    </style:style>
    <style:style style:name="P7" style:family="paragraph" style:parent-style-name="Standard">
      <style:text-properties officeooo:rsid="0009fa4d" officeooo:paragraph-rsid="000b9cb7"/>
    </style:style>
    <style:style style:name="P8" style:family="paragraph" style:parent-style-name="Heading_20_1">
      <style:paragraph-properties fo:break-before="page"/>
      <style:text-properties officeooo:paragraph-rsid="0005912e"/>
    </style:style>
    <style:style style:name="T1" style:family="text">
      <style:text-properties officeooo:rsid="01ce6876"/>
    </style:style>
    <style:style style:name="T2" style:family="text">
      <style:text-properties officeooo:rsid="000b9c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xtensões Preferidas para Joomla 3</text:h>
      <text:p text:style-name="P2"/>
      <text:p text:style-name="P5">Todas Free</text:p>
      <text:p text:style-name="P2"/>
      <text:p text:style-name="P3">Phoca Gallery</text:p>
      <text:p text:style-name="P2"><text:a xlink:type="simple" xlink:href="https://www.phoca.cz/download/category/1-phoca-gallery-component" text:style-name="Internet_20_link" text:visited-style-name="Visited_20_Internet_20_Link">https://www.phoca.cz/download/category/1-phoca-gallery-component</text:a> </text:p>
      <text:p text:style-name="P2">Baixar o Componente e a Tradução</text:p>
      <text:p text:style-name="P2"/>
      <text:p text:style-name="P3">Phoca Downloads</text:p>
      <text:p text:style-name="P2"><text:a xlink:type="simple" xlink:href="https://www.phoca.cz/download/category/4-phoca-download-component" text:style-name="Internet_20_link" text:visited-style-name="Visited_20_Internet_20_Link">https://www.phoca.cz/download/category/4-phoca-download-component</text:a> </text:p>
      <text:p text:style-name="P2"/>
      <text:p text:style-name="P7">Tradução para pt-br – <text:a xlink:type="simple" xlink:href="http://cursos.ribafs.org/down/joomla/pt-BR.com_phocadownload.j3.zip" text:style-name="Internet_20_link" text:visited-style-name="Visited_20_Internet_20_Link"><text:span text:style-name="T2">http://cursos.ribafs.org/down/joomla/pt-BR.com_phocadownload.j3.zip</text:span></text:a><text:span text:style-name="T2"> </text:span></text:p>
      <text:p text:style-name="P2"/>
      <text:p text:style-name="P3">Foruns</text:p>
      <text:p text:style-name="P2"/>
      <text:p text:style-name="P2">- Kunema</text:p>
      <text:p text:style-name="P2"><text:a xlink:type="simple" xlink:href="https://www.kunena.org/download" text:style-name="Internet_20_link" text:visited-style-name="Visited_20_Internet_20_Link">https://www.kunena.org/download</text:a> </text:p>
      <text:p text:style-name="P2"/>
      <text:p text:style-name="P2">- SMF</text:p>
      <text:p text:style-name="P2"><text:a xlink:type="simple" xlink:href="https://download.simplemachines.org/" text:style-name="Internet_20_link" text:visited-style-name="Visited_20_Internet_20_Link">https://download.simplemachines.org/</text:a> </text:p>
      <text:p text:style-name="P2"/>
      <text:p text:style-name="P3">Vídeos</text:p>
      <text:p text:style-name="P2"/>
      <text:p text:style-name="P2">AllVideos</text:p>
      <text:p text:style-name="P2"><text:a xlink:type="simple" xlink:href="https://www.joomlaworks.net/extensions/free/allvideos" text:style-name="Internet_20_link" text:visited-style-name="Visited_20_Internet_20_Link">https://www.joomlaworks.net/extensions/free/allvideos</text:a> </text:p>
      <text:p text:style-name="P2"/>
      <text:p text:style-name="P2">Mas atualmente podemos adicionar mídia com grande facilidade apenas com o HTML5</text:p>
      <text:p text:style-name="P2"/>
      <text:p text:style-name="P3">Chats</text:p>
      <text:p text:style-name="P2"/>
      <text:p text:style-name="P2">Tawk</text:p>
      <text:p text:style-name="P2"><text:a xlink:type="simple" xlink:href="https://joombooking.com/extensions/plugins/product/52-tawk-to-plugin.html" text:style-name="Internet_20_link" text:visited-style-name="Visited_20_Internet_20_Link">https://joombooking.com/extensions/plugins/product/52-tawk-to-plugin.html</text:a> </text:p>
      <text:p text:style-name="P2"/>
      <text:p text:style-name="P2">ChatBro</text:p>
      <text:p text:style-name="P2"><text:a xlink:type="simple" xlink:href="https://extensions.joomla.org/extensions/extension/communication/chat/chatbro-website-user-chat/" text:style-name="Internet_20_link" text:visited-style-name="Visited_20_Internet_20_Link">https://extensions.joomla.org/extensions/extension/communication/chat/chatbro-website-user-chat/</text:a> </text:p>
      <text:p text:style-name="P2"/>
      <text:p text:style-name="P2">CustomerlCare Live Chat</text:p>
      <text:p text:style-name="P2"><text:a xlink:type="simple" xlink:href="https://extensions.joomla.org/extensions/extension/communication/live-support-hosted/customericare-live-chat-software/" text:style-name="Internet_20_link" text:visited-style-name="Visited_20_Internet_20_Link">https://extensions.joomla.org/extensions/extension/communication/live-support-hosted/customericare-live-chat-software/</text:a> </text:p>
      <text:p text:style-name="P2"/>
      <text:p text:style-name="P2">Social Chat</text:p>
      <text:p text:style-name="P2"><text:a xlink:type="simple" xlink:href="https://www.iacopo-guarneri.me/index.php/download/category/11-social-chat" text:style-name="Internet_20_link" text:visited-style-name="Visited_20_Internet_20_Link">https://www.iacopo-guarneri.me/index.php/download/category/11-social-chat</text:a> </text:p>
      <text:p text:style-name="P2"/>
      <text:p text:style-name="P2">OnWebChat</text:p>
      <text:p text:style-name="P2"><text:a xlink:type="simple" xlink:href="https://www.onwebchat.com/joomla-plugin.php" text:style-name="Internet_20_link" text:visited-style-name="Visited_20_Internet_20_Link">https://www.onwebchat.com/joomla-plugin.php</text:a> </text:p>
      <text:p text:style-name="P2"/>
      <text:p text:style-name="P3"/>
      <text:p text:style-name="P1">Gerenciador de Arquivos</text:p>
      <text:p text:style-name="P2"/>
      <text:p text:style-name="P2">eXtplorer</text:p>
      <text:p text:style-name="P2"><text:a xlink:type="simple" xlink:href="http://extplorer.net/files" text:style-name="Internet_20_link" text:visited-style-name="Visited_20_Internet_20_Link">http://extplorer.net/files</text:a> </text:p>
      <text:p text:style-name="P2"/>
      <text:p text:style-name="P3">Agenda/Calendário</text:p>
      <text:p text:style-name="P2"/>
      <text:p text:style-name="P2">iCagenda</text:p>
      <text:p text:style-name="P2"><text:a xlink:type="simple" xlink:href="https://icagenda.joomlic.com/" text:style-name="Internet_20_link" text:visited-style-name="Visited_20_Internet_20_Link">https://icagenda.joomlic.com/</text:a> </text:p>
      <text:p text:style-name="P2">Tradução - <text:a xlink:type="simple" xlink:href="https://icagenda.joomlic.com/resources/translations" text:style-name="Internet_20_link" text:visited-style-name="Visited_20_Internet_20_Link">https://icagenda.joomlic.com/resources/translations</text:a> </text:p>
      <text:p text:style-name="P2"/>
      <text:p text:style-name="P2">Effrit</text:p>
      <text:p text:style-name="P2"><text:a xlink:type="simple" xlink:href="http://effrit.com/joomla" text:style-name="Internet_20_link" text:visited-style-name="Visited_20_Internet_20_Link">http://effrit.com/joomla</text:a> </text:p>
      <text:p text:style-name="P2"/>
      <text:p text:style-name="P2">Segurança</text:p>
      <text:p text:style-name="P2"/>
      <text:p text:style-name="P2"><text:a xlink:type="simple" xlink:href="http://www.joomlaserviceprovider.com/downloads/jsecurelite.html" text:style-name="Internet_20_link" text:visited-style-name="Visited_20_Internet_20_Link">http://www.joomlaserviceprovider.com/downloads/jsecurelite.html</text:a> </text:p>
      <text:p text:style-name="P2"><text:a xlink:type="simple" xlink:href="https://www.akeebabackup.com/products/admin-tools.html" text:style-name="Internet_20_link" text:visited-style-name="Visited_20_Internet_20_Link">https://www.akeebabackup.com/products/admin-tools.html</text:a> </text:p>
      <text:p text:style-name="P2"/>
      <text:p text:style-name="P3">Backup</text:p>
      <text:p text:style-name="P2"/>
      <text:p text:style-name="P2">SimpleBackup</text:p>
      <text:p text:style-name="P2"><text:a xlink:type="simple" xlink:href="https://github.com/ribafs/com_simplebackup" text:style-name="Internet_20_link" text:visited-style-name="Visited_20_Internet_20_Link">https://github.com/ribafs/com_simplebackup</text:a> </text:p>
      <text:p text:style-name="P2"/>
      <text:p text:style-name="P2">AkeebaBackup</text:p>
      <text:p text:style-name="P2"><text:a xlink:type="simple" xlink:href="https://www.akeebabackup.com/products/akeeba-backup.html" text:style-name="Internet_20_link" text:visited-style-name="Visited_20_Internet_20_Link">https://www.akeebabackup.com/products/akeeba-backup.html</text:a> </text:p>
      <text:p text:style-name="P2"/>
      <text:p text:style-name="P3">Comentários e Redes Sociais</text:p>
      <text:p text:style-name="P2"/>
      <text:p text:style-name="P2">Disqus</text:p>
      <text:p text:style-name="P2"><text:a xlink:type="simple" xlink:href="https://www.joomlaworks.net/extensions/free/disqus-comments-for-joomla" text:style-name="Internet_20_link" text:visited-style-name="Visited_20_Internet_20_Link">https://www.joomlaworks.net/extensions/free/disqus-comments-for-joomla</text:a> </text:p>
      <text:p text:style-name="P2"/>
      <text:p text:style-name="P2">OrdaSoft</text:p>
      <text:p text:style-name="P2"><text:a xlink:type="simple" xlink:href="http://ordasoft.com/joomla-social-comments-and-sharing-module.html" text:style-name="Internet_20_link" text:visited-style-name="Visited_20_Internet_20_Link">http://ordasoft.com/joomla-social-comments-and-sharing-module.html</text:a> </text:p>
      <text:p text:style-name="P2"/>
      <text:p text:style-name="P3">Mapas de Sites</text:p>
      <text:p text:style-name="P2"><text:a xlink:type="simple" xlink:href="https://www.joomlashack.com/joomla-extensions/osmap/" text:style-name="Internet_20_link" text:visited-style-name="Visited_20_Internet_20_Link">https://www.joomlashack.com/joomla-extensions/osmap/</text:a> </text:p>
      <text:p text:style-name="P2"/>
      <text:p text:style-name="P3">Mapas do Goomla</text:p>
      <text:p text:style-name="P2"><text:a xlink:type="simple" xlink:href="https://thegrue.org/joomla/extensions/" text:style-name="Internet_20_link" text:visited-style-name="Visited_20_Internet_20_Link">https://thegrue.org/joomla/extensions/</text:a> </text:p>
      <text:p text:style-name="P2"/>
      <text:p text:style-name="P3">Menus Responsives</text:p>
      <text:p text:style-name="P2"/>
      <text:p text:style-name="P2"><text:a xlink:type="simple" xlink:href="https://www.joomlack.fr/en/joomla-extensions/maximenu-ck" text:style-name="Internet_20_link" text:visited-style-name="Visited_20_Internet_20_Link">https://www.joomlack.fr/en/joomla-extensions/maximenu-ck</text:a> </text:p>
      <text:p text:style-name="P2"><text:a xlink:type="simple" xlink:href="https://thegrue.org/joomla/extensions/" text:style-name="Internet_20_link" text:visited-style-name="Visited_20_Internet_20_Link">https://thegrue.org/joomla/extensions/</text:a> </text:p>
      <text:p text:style-name="P2"/>
      <text:p text:style-name="P3">Tradução de Site</text:p>
      <text:p text:style-name="P2"><text:a xlink:type="simple" xlink:href="https://www.blackdale.com/index.php/extensions/multitrans" text:style-name="Internet_20_link" text:visited-style-name="Visited_20_Internet_20_Link">https://www.blackdale.com/index.php/extensions/multitrans</text:a> </text:p>
      <text:p text:style-name="P3"/>
      <text:p text:style-name="P1">Formulário de Contato</text:p>
      <text:p text:style-name="P2"><text:a xlink:type="simple" xlink:href="http://joomladrive.com/index.php/extensions/jdrive-horizontal-contact-form" text:style-name="Internet_20_link" text:visited-style-name="Visited_20_Internet_20_Link">http://joomladrive.com/index.php/extensions/jdrive-horizontal-contact-form</text:a> </text:p>
      <text:p text:style-name="P2"><text:a xlink:type="simple" xlink:href="https://creative-solutions.net/joomla/creative-contact-form" text:style-name="Internet_20_link" text:visited-style-name="Visited_20_Internet_20_Link">https://creative-solutions.net/joomla/creative-contact-form</text:a> </text:p>
      <text:p text:style-name="P2"/>
      <text:p text:style-name="P3">SlideShow</text:p>
      <text:p text:style-name="P2"><text:a xlink:type="simple" xlink:href="https://www.joomlack.fr/en/joomla-extensions/slideshow-ck" text:style-name="Internet_20_link" text:visited-style-name="Visited_20_Internet_20_Link">https://www.joomlack.fr/en/joomla-extensions/slideshow-ck</text:a> </text:p>
      <text:p text:style-name="P2"/>
      <text:p text:style-name="P3">PopUp</text:p>
      <text:p text:style-name="P2"><text:a xlink:type="simple" xlink:href="http://www.demo2.ari-soft.com/joomla-magnific-popup.html" text:style-name="Internet_20_link" text:visited-style-name="Visited_20_Internet_20_Link">http://www.demo2.ari-soft.com/joomla-magnific-popup.html</text:a>?_ 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12:56.307354797</meta:creation-date>
    <dc:date>2018-06-07T09:15:09.878338977</dc:date>
    <meta:editing-duration>PT31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113" meta:character-count="2268" meta:non-whitespace-character-count="2190"/>
  </office:meta>
</office:document-meta>
</file>